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thamPro" svg:font-family="GothamPro, sans-serif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Таблица1" style:family="table">
      <style:table-properties style:width="16.967cm" fo:margin-left="0.018cm" table:align="left"/>
    </style:style>
    <style:style style:name="Таблица1.A" style:family="table-column">
      <style:table-column-properties style:column-width="4.2cm"/>
    </style:style>
    <style:style style:name="Таблица1.B" style:family="table-column">
      <style:table-column-properties style:column-width="4.267cm"/>
    </style:style>
    <style:style style:name="Таблица1.C" style:family="table-column">
      <style:table-column-properties style:column-width="4.233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fo:font-size="24pt" fo:language="en" fo:country="US" fo:font-weight="bold" officeooo:rsid="000a187b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Ubuntu" fo:font-size="18pt" fo:language="en" fo:country="US" fo:font-weight="bold" officeooo:rsid="0013ec9f" officeooo:paragraph-rsid="0013ec9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fo:language="en" fo:country="US" fo:font-weight="bold" officeooo:rsid="0026f1ba" officeooo:paragraph-rsid="0026f1ba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Ubuntu" fo:language="en" fo:country="US" officeooo:rsid="000b8dfe" officeooo:paragraph-rsid="000b8dfe"/>
    </style:style>
    <style:style style:name="P5" style:family="paragraph" style:parent-style-name="Standard">
      <style:text-properties style:font-name="Ubuntu" fo:language="en" fo:country="US" officeooo:rsid="000d5c5a" officeooo:paragraph-rsid="000d5c5a"/>
    </style:style>
    <style:style style:name="P6" style:family="paragraph" style:parent-style-name="Standard">
      <style:text-properties style:font-name="Ubuntu" fo:language="en" fo:country="US" officeooo:rsid="000e6c15" officeooo:paragraph-rsid="000e6c15"/>
    </style:style>
    <style:style style:name="P7" style:family="paragraph" style:parent-style-name="Standard">
      <style:text-properties style:font-name="Ubuntu" fo:language="en" fo:country="US" fo:font-weight="bold" officeooo:rsid="00143c8d" officeooo:paragraph-rsid="00143c8d" style:font-weight-asian="bold" style:font-weight-complex="bold"/>
    </style:style>
    <style:style style:name="P8" style:family="paragraph" style:parent-style-name="Standard">
      <style:text-properties style:font-name="Ubuntu" fo:language="en" fo:country="US" fo:font-weight="bold" officeooo:rsid="0026f1ba" officeooo:paragraph-rsid="0026f1ba" style:font-weight-asian="bold" style:font-weight-complex="bold"/>
    </style:style>
    <style:style style:name="P9" style:family="paragraph" style:parent-style-name="Standard">
      <style:text-properties style:font-name="Ubuntu" fo:language="en" fo:country="US" fo:font-weight="bold" officeooo:rsid="00342bfd" officeooo:paragraph-rsid="00342bfd" style:font-weight-asian="bold" style:font-weight-complex="bold"/>
    </style:style>
    <style:style style:name="P10" style:family="paragraph" style:parent-style-name="Standard">
      <style:text-properties style:font-name="Ubuntu" fo:language="en" fo:country="US" fo:font-weight="bold" officeooo:rsid="0045897d" officeooo:paragraph-rsid="0045897d" style:font-weight-asian="bold" style:font-weight-complex="bold"/>
    </style:style>
    <style:style style:name="P11" style:family="paragraph" style:parent-style-name="Standard">
      <style:text-properties style:font-name="Ubuntu" fo:language="en" fo:country="US" fo:font-weight="normal" officeooo:rsid="001bef1b" officeooo:paragraph-rsid="001bef1b" style:font-weight-asian="normal" style:font-weight-complex="normal"/>
    </style:style>
    <style:style style:name="P12" style:family="paragraph" style:parent-style-name="Standard">
      <style:text-properties style:font-name="Ubuntu" fo:language="en" fo:country="US" fo:font-weight="normal" officeooo:rsid="001c3ef1" officeooo:paragraph-rsid="001c3ef1" style:font-weight-asian="normal" style:font-weight-complex="normal"/>
    </style:style>
    <style:style style:name="P13" style:family="paragraph" style:parent-style-name="Standard">
      <style:text-properties style:font-name="Ubuntu" fo:language="en" fo:country="US" fo:font-weight="normal" officeooo:rsid="001c3ef1" officeooo:paragraph-rsid="001e5a72" style:font-weight-asian="normal" style:font-weight-complex="normal"/>
    </style:style>
    <style:style style:name="P14" style:family="paragraph" style:parent-style-name="Standard">
      <style:text-properties style:font-name="Ubuntu" fo:language="en" fo:country="US" fo:font-weight="normal" officeooo:rsid="0026f1ba" officeooo:paragraph-rsid="0026f1ba" style:font-weight-asian="normal" style:font-weight-complex="normal"/>
    </style:style>
    <style:style style:name="P15" style:family="paragraph" style:parent-style-name="Standard">
      <style:text-properties style:font-name="Ubuntu" fo:language="en" fo:country="US" fo:font-weight="normal" officeooo:rsid="00342bfd" officeooo:paragraph-rsid="00342bfd" style:font-weight-asian="normal" style:font-weight-complex="normal"/>
    </style:style>
    <style:style style:name="P16" style:family="paragraph" style:parent-style-name="Standard">
      <style:text-properties style:font-name="Ubuntu" fo:language="en" fo:country="US" fo:font-weight="normal" officeooo:rsid="00487118" officeooo:paragraph-rsid="00487118" style:font-weight-asian="normal" style:font-weight-complex="normal"/>
    </style:style>
    <style:style style:name="P17" style:family="paragraph" style:parent-style-name="Standard">
      <style:text-properties style:font-name="Ubuntu" fo:language="en" fo:country="US" officeooo:paragraph-rsid="0038856c"/>
    </style:style>
    <style:style style:name="P18" style:family="paragraph" style:parent-style-name="Standard">
      <style:text-properties style:font-name="Ubuntu" fo:language="en" fo:country="US" officeooo:paragraph-rsid="0038aba0"/>
    </style:style>
    <style:style style:name="P19" style:family="paragraph" style:parent-style-name="Table_20_Contents">
      <style:paragraph-properties fo:text-align="center" style:justify-single-word="false"/>
      <style:text-properties style:font-name="Ubuntu" fo:font-size="14pt" fo:language="en" fo:country="US" fo:font-weight="bold" officeooo:rsid="0028ea46" officeooo:paragraph-rsid="0028ea46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29d071" officeooo:paragraph-rsid="0029d071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2b8234" officeooo:paragraph-rsid="002b8234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2b8234" officeooo:paragraph-rsid="0032caa3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2d0656" officeooo:paragraph-rsid="002d0656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2e420f" officeooo:paragraph-rsid="002e420f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2efc6c" officeooo:paragraph-rsid="002efc6c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301c18" officeooo:paragraph-rsid="00301c18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31c3e3" officeooo:paragraph-rsid="0031c3e3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32caa3" officeooo:paragraph-rsid="0032caa3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Ubuntu" fo:font-size="14pt" fo:language="en" fo:country="US" officeooo:rsid="0033f48f" officeooo:paragraph-rsid="0033f48f" style:font-size-asian="14pt" style:font-size-complex="14pt"/>
    </style:style>
    <style:style style:name="P30" style:family="paragraph" style:parent-style-name="Table_20_Contents">
      <style:text-properties style:font-name="Ubuntu" fo:font-size="12pt" style:font-size-asian="12pt" style:font-size-complex="12pt"/>
    </style:style>
    <style:style style:name="P31" style:family="paragraph" style:parent-style-name="Table_20_Contents">
      <style:text-properties style:font-name="Ubuntu" fo:font-size="12pt" officeooo:rsid="005b1c24" officeooo:paragraph-rsid="005b1c24" style:font-size-asian="12pt" style:font-size-complex="12pt"/>
    </style:style>
    <style:style style:name="P32" style:family="paragraph" style:parent-style-name="Table_20_Contents">
      <style:text-properties style:font-name="Ubuntu" fo:font-size="12pt" officeooo:rsid="005c36f5" officeooo:paragraph-rsid="005c36f5" style:font-size-asian="12pt" style:font-size-complex="12pt"/>
    </style:style>
    <style:style style:name="P33" style:family="paragraph" style:parent-style-name="Table_20_Contents">
      <style:text-properties style:font-name="Ubuntu" fo:font-size="12pt" officeooo:rsid="005cdd79" officeooo:paragraph-rsid="005cdd79" style:font-size-asian="12pt" style:font-size-complex="12pt"/>
    </style:style>
    <style:style style:name="P34" style:family="paragraph" style:parent-style-name="Table_20_Contents">
      <style:text-properties style:font-name="Ubuntu" fo:font-size="12pt" officeooo:rsid="005e9856" officeooo:paragraph-rsid="005e9856" style:font-size-asian="12pt" style:font-size-complex="12pt"/>
    </style:style>
    <style:style style:name="P35" style:family="paragraph" style:parent-style-name="Table_20_Contents">
      <style:text-properties style:font-name="Ubuntu" fo:font-size="12pt" officeooo:rsid="005fc374" officeooo:paragraph-rsid="005fc374" style:font-size-asian="12pt" style:font-size-complex="12pt"/>
    </style:style>
    <style:style style:name="P36" style:family="paragraph" style:parent-style-name="Table_20_Contents">
      <style:text-properties style:font-name="Ubuntu" fo:font-size="12pt" officeooo:rsid="0062815f" officeooo:paragraph-rsid="0062815f" style:font-size-asian="12pt" style:font-size-complex="12pt"/>
    </style:style>
    <style:style style:name="P37" style:family="paragraph" style:parent-style-name="Table_20_Contents">
      <style:text-properties style:font-name="Ubuntu" fo:font-size="12pt" officeooo:rsid="0062815f" officeooo:paragraph-rsid="00638186" style:font-size-asian="12pt" style:font-size-complex="12pt"/>
    </style:style>
    <style:style style:name="P38" style:family="paragraph" style:parent-style-name="Table_20_Contents">
      <style:text-properties style:font-name="Ubuntu" fo:font-size="12pt" officeooo:rsid="00638186" officeooo:paragraph-rsid="00638186" style:font-size-asian="12pt" style:font-size-complex="12pt"/>
    </style:style>
    <style:style style:name="P39" style:family="paragraph" style:parent-style-name="Table_20_Contents">
      <style:text-properties style:font-name="Ubuntu" fo:font-size="12pt" officeooo:rsid="006454a1" officeooo:paragraph-rsid="006454a1" style:font-size-asian="12pt" style:font-size-complex="12pt"/>
    </style:style>
    <style:style style:name="P40" style:family="paragraph" style:parent-style-name="Table_20_Contents">
      <style:text-properties style:font-name="Ubuntu" fo:font-size="12pt" officeooo:rsid="00662880" officeooo:paragraph-rsid="00662880" style:font-size-asian="12pt" style:font-size-complex="12pt"/>
    </style:style>
    <style:style style:name="P41" style:family="paragraph" style:parent-style-name="Table_20_Contents">
      <style:text-properties style:font-name="Ubuntu" fo:font-size="12pt" officeooo:rsid="0066b639" officeooo:paragraph-rsid="0066b639" style:font-size-asian="12pt" style:font-size-complex="12pt"/>
    </style:style>
    <style:style style:name="P42" style:family="paragraph" style:parent-style-name="Table_20_Contents">
      <style:text-properties style:font-name="Ubuntu" fo:font-size="12pt" officeooo:rsid="0067c478" officeooo:paragraph-rsid="0067c478" style:font-size-asian="12pt" style:font-size-complex="12pt"/>
    </style:style>
    <style:style style:name="P43" style:family="paragraph" style:parent-style-name="Table_20_Contents">
      <style:text-properties style:font-name="Ubuntu" fo:font-size="12pt" officeooo:rsid="0068c31b" officeooo:paragraph-rsid="0068c31b" style:font-size-asian="12pt" style:font-size-complex="12pt"/>
    </style:style>
    <style:style style:name="P44" style:family="paragraph" style:parent-style-name="Table_20_Contents">
      <style:text-properties style:font-name="Ubuntu" fo:font-size="12pt" officeooo:rsid="0068e1bf" officeooo:paragraph-rsid="0068e1bf" style:font-size-asian="12pt" style:font-size-complex="12pt"/>
    </style:style>
    <style:style style:name="P45" style:family="paragraph" style:parent-style-name="Table_20_Contents">
      <style:text-properties style:font-name="Ubuntu" fo:font-size="12pt" officeooo:rsid="006a5d4b" officeooo:paragraph-rsid="006a5d4b" style:font-size-asian="12pt" style:font-size-complex="12pt"/>
    </style:style>
    <style:style style:name="P46" style:family="paragraph" style:parent-style-name="Table_20_Contents">
      <style:text-properties style:font-name="Ubuntu" fo:font-size="12pt" officeooo:rsid="006a5d4b" officeooo:paragraph-rsid="006a78ec" style:font-size-asian="12pt" style:font-size-complex="12pt"/>
    </style:style>
    <style:style style:name="P47" style:family="paragraph" style:parent-style-name="Table_20_Contents">
      <style:text-properties style:font-name="Ubuntu" fo:font-size="12pt" officeooo:rsid="006c691b" officeooo:paragraph-rsid="006c691b" style:font-size-asian="12pt" style:font-size-complex="12pt"/>
    </style:style>
    <style:style style:name="P48" style:family="paragraph" style:parent-style-name="Table_20_Contents">
      <style:text-properties style:font-name="Ubuntu" fo:font-size="12pt" officeooo:rsid="006d4840" officeooo:paragraph-rsid="006d4840" style:font-size-asian="12pt" style:font-size-complex="12pt"/>
    </style:style>
    <style:style style:name="P49" style:family="paragraph" style:parent-style-name="Table_20_Contents">
      <style:text-properties style:font-name="Ubuntu" fo:font-size="12pt" officeooo:rsid="006e3352" officeooo:paragraph-rsid="006e3352" style:font-size-asian="12pt" style:font-size-complex="12pt"/>
    </style:style>
    <style:style style:name="P50" style:family="paragraph" style:parent-style-name="Table_20_Contents">
      <style:text-properties style:font-name="Ubuntu" fo:font-size="12pt" officeooo:rsid="0070a357" officeooo:paragraph-rsid="0070a357" style:font-size-asian="12pt" style:font-size-complex="12pt"/>
    </style:style>
    <style:style style:name="P51" style:family="paragraph" style:parent-style-name="Table_20_Contents">
      <style:text-properties style:font-name="Ubuntu" fo:font-size="12pt" officeooo:rsid="0071cbdc" officeooo:paragraph-rsid="0071cbdc" style:font-size-asian="12pt" style:font-size-complex="12pt"/>
    </style:style>
    <style:style style:name="P52" style:family="paragraph" style:parent-style-name="Table_20_Contents">
      <style:text-properties style:font-name="Ubuntu" fo:font-size="12pt" officeooo:rsid="007268fe" officeooo:paragraph-rsid="007268fe" style:font-size-asian="12pt" style:font-size-complex="12pt"/>
    </style:style>
    <style:style style:name="P53" style:family="paragraph" style:parent-style-name="Table_20_Contents">
      <style:text-properties style:font-name="Ubuntu" fo:font-size="12pt" officeooo:rsid="0072e98b" officeooo:paragraph-rsid="0072e98b" style:font-size-asian="12pt" style:font-size-complex="12pt"/>
    </style:style>
    <style:style style:name="P54" style:family="paragraph" style:parent-style-name="Table_20_Contents">
      <style:text-properties style:font-name="Ubuntu" fo:font-size="12pt" officeooo:rsid="0074c377" officeooo:paragraph-rsid="0074c377" style:font-size-asian="12pt" style:font-size-complex="12pt"/>
    </style:style>
    <style:style style:name="P55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34599f" officeooo:paragraph-rsid="0038aba0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47811a" officeooo:paragraph-rsid="0047811a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4a5118" officeooo:paragraph-rsid="004a5118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4a63dd" officeooo:paragraph-rsid="004a63dd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4b0305" officeooo:paragraph-rsid="004b0305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4b8f77" officeooo:paragraph-rsid="004b8f77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4e73cc" officeooo:paragraph-rsid="004e73cc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4fe059" officeooo:paragraph-rsid="004fe059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5b1c24" officeooo:paragraph-rsid="005b1c24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769e65" officeooo:paragraph-rsid="00769e65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bold" officeooo:rsid="00518aab" officeooo:paragraph-rsid="00518aab" style:font-size-asian="12pt" style:font-weight-asian="bold" style:font-size-complex="12pt" style:font-weight-complex="bold"/>
    </style:style>
    <style:style style:name="P66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bold" officeooo:rsid="005b1c24" officeooo:paragraph-rsid="005b1c24" style:font-size-asian="12pt" style:font-weight-asian="bold" style:font-size-complex="12pt" style:font-weight-complex="bold"/>
    </style:style>
    <style:style style:name="P67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bold" officeooo:rsid="00757eb8" officeooo:paragraph-rsid="00757eb8" style:font-size-asian="12pt" style:font-weight-asian="bold" style:font-size-complex="12pt" style:font-weight-complex="bold"/>
    </style:style>
    <style:style style:name="P68" style:family="paragraph" style:parent-style-name="Standard">
      <style:text-properties fo:font-variant="normal" fo:text-transform="none" fo:color="#000000" loext:opacity="100%" style:font-name="Ubuntu" fo:font-size="12pt" fo:letter-spacing="normal" fo:language="en" fo:country="US" fo:font-style="normal" fo:font-weight="bold" officeooo:rsid="00769e65" officeooo:paragraph-rsid="00769e65" style:font-size-asian="12pt" style:font-weight-asian="bold" style:font-size-complex="12pt" style:font-weight-complex="bold"/>
    </style:style>
    <style:style style:name="P69" style:family="paragraph" style:parent-style-name="Standard">
      <style:text-properties fo:font-variant="normal" fo:text-transform="none" style:font-name="Ubuntu" fo:font-size="12pt" fo:letter-spacing="normal" fo:font-style="normal" fo:font-weight="normal" officeooo:paragraph-rsid="00771f3d"/>
    </style:style>
    <style:style style:name="P70" style:family="paragraph" style:parent-style-name="Standard">
      <style:text-properties fo:font-variant="normal" fo:text-transform="none" style:font-name="Ubuntu" fo:font-size="12pt" fo:letter-spacing="normal" fo:font-style="normal" fo:font-weight="normal" officeooo:paragraph-rsid="00781d57"/>
    </style:style>
    <style:style style:name="P71" style:family="paragraph" style:parent-style-name="Standard">
      <style:text-properties fo:font-variant="normal" fo:text-transform="none" style:font-name="Ubuntu" fo:font-size="12pt" fo:letter-spacing="normal" fo:font-style="normal" fo:font-weight="normal" officeooo:paragraph-rsid="00796148"/>
    </style:style>
    <style:style style:name="P72" style:family="paragraph" style:parent-style-name="Standard">
      <style:text-properties fo:font-variant="normal" fo:text-transform="none" style:font-name="Ubuntu" fo:font-size="12pt" fo:letter-spacing="normal" fo:font-style="normal" fo:font-weight="normal" officeooo:paragraph-rsid="007b8275"/>
    </style:style>
    <style:style style:name="P73" style:family="paragraph" style:parent-style-name="Standard">
      <style:text-properties fo:font-variant="normal" fo:text-transform="none" style:font-name="Ubuntu" fo:font-size="12pt" fo:letter-spacing="normal" fo:font-style="normal" fo:font-weight="normal" officeooo:paragraph-rsid="007db003"/>
    </style:style>
    <style:style style:name="P74" style:family="paragraph" style:parent-style-name="Standard">
      <style:text-properties fo:font-variant="normal" fo:text-transform="none" style:font-name="Ubuntu" fo:font-size="12pt" fo:letter-spacing="normal" fo:font-style="normal" fo:font-weight="normal" officeooo:paragraph-rsid="007f907a"/>
    </style:style>
    <style:style style:name="P75" style:family="paragraph" style:parent-style-name="Standard">
      <style:text-properties fo:font-variant="normal" fo:text-transform="none" style:font-name="Ubuntu" fo:font-size="12pt" fo:letter-spacing="normal" fo:font-style="normal" fo:font-weight="normal" officeooo:paragraph-rsid="0080d739"/>
    </style:style>
    <style:style style:name="P76" style:family="paragraph" style:parent-style-name="Standard">
      <style:text-properties fo:font-variant="normal" fo:text-transform="none" style:font-name="Ubuntu" fo:font-size="12pt" fo:letter-spacing="normal" fo:font-style="normal" fo:font-weight="normal" officeooo:paragraph-rsid="0085ac6b"/>
    </style:style>
    <style:style style:name="P77" style:family="paragraph" style:parent-style-name="Standard" style:list-style-name="L1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518aab" officeooo:paragraph-rsid="00518aab" style:font-size-asian="12pt" style:font-weight-asian="normal" style:font-size-complex="12pt" style:font-weight-complex="normal"/>
    </style:style>
    <style:style style:name="P78" style:family="paragraph" style:parent-style-name="Standard" style:list-style-name="L1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52dec7" officeooo:paragraph-rsid="0052dec7" style:font-size-asian="12pt" style:font-weight-asian="normal" style:font-size-complex="12pt" style:font-weight-complex="normal"/>
    </style:style>
    <style:style style:name="P79" style:family="paragraph" style:parent-style-name="Standard" style:list-style-name="L1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53e24c" officeooo:paragraph-rsid="0053e24c" style:font-size-asian="12pt" style:font-weight-asian="normal" style:font-size-complex="12pt" style:font-weight-complex="normal"/>
    </style:style>
    <style:style style:name="P80" style:family="paragraph" style:parent-style-name="Standard" style:list-style-name="L1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555454" officeooo:paragraph-rsid="00555454" style:font-size-asian="12pt" style:font-weight-asian="normal" style:font-size-complex="12pt" style:font-weight-complex="normal"/>
    </style:style>
    <style:style style:name="P81" style:family="paragraph" style:parent-style-name="Standard" style:list-style-name="L2">
      <style:text-properties fo:font-variant="normal" fo:text-transform="none" fo:color="#000000" loext:opacity="100%" style:font-name="Ubuntu" fo:font-size="12pt" fo:letter-spacing="normal" fo:language="en" fo:country="US" fo:font-style="normal" fo:font-weight="normal" officeooo:rsid="00757eb8" officeooo:paragraph-rsid="00757eb8" style:font-size-asian="12pt" style:font-weight-asian="normal" style:font-size-complex="12pt" style:font-weight-complex="normal"/>
    </style:style>
    <style:style style:name="P82" style:family="paragraph" style:parent-style-name="Standard">
      <style:text-properties fo:font-variant="normal" fo:text-transform="none" fo:color="#000000" loext:opacity="100%" style:font-name="GothamPro" fo:font-size="11.25pt" fo:letter-spacing="normal" fo:language="en" fo:country="US" fo:font-style="normal" fo:font-weight="normal" officeooo:rsid="00769e65" officeooo:paragraph-rsid="00769e65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variant="normal" fo:text-transform="none" style:font-name="Ubuntu" fo:font-size="12pt" fo:letter-spacing="normal" fo:font-style="normal" fo:font-weight="normal" officeooo:paragraph-rsid="0085f05f"/>
    </style:style>
    <style:style style:name="P84" style:family="paragraph" style:parent-style-name="Standard">
      <style:text-properties fo:font-variant="normal" fo:text-transform="none" style:font-name="Ubuntu" fo:font-size="12pt" fo:letter-spacing="normal" fo:font-style="normal" fo:font-weight="normal" officeooo:rsid="0088337e" officeooo:paragraph-rsid="0085f05f"/>
    </style:style>
    <style:style style:name="T1" style:family="text">
      <style:text-properties officeooo:rsid="000d5c5a"/>
    </style:style>
    <style:style style:name="T2" style:family="text">
      <style:text-properties officeooo:rsid="000e6c15"/>
    </style:style>
    <style:style style:name="T3" style:family="text">
      <style:text-properties officeooo:rsid="0010d1cc"/>
    </style:style>
    <style:style style:name="T4" style:family="text">
      <style:text-properties officeooo:rsid="0012b3f9"/>
    </style:style>
    <style:style style:name="T5" style:family="text">
      <style:text-properties officeooo:rsid="0015dc21"/>
    </style:style>
    <style:style style:name="T6" style:family="text">
      <style:text-properties officeooo:rsid="00175f7c"/>
    </style:style>
    <style:style style:name="T7" style:family="text">
      <style:text-properties fo:font-variant="normal" fo:text-transform="none" fo:color="#000000" loext:opacity="100%" fo:font-size="12pt" fo:letter-spacing="normal" fo:font-style="normal" fo:font-weight="normal" officeooo:rsid="0034599f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fo:font-size="12pt" fo:letter-spacing="normal" fo:font-style="normal" fo:font-weight="normal" officeooo:rsid="0038856c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fo:font-size="12pt" fo:letter-spacing="normal" fo:font-style="normal" fo:font-weight="bold" officeooo:rsid="0034599f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fo:font-size="12pt" fo:letter-spacing="normal" fo:font-style="normal" fo:font-weight="bold" officeooo:rsid="0038aba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loext:opacity="100%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font-style="normal" officeooo:rsid="0034599f" style:font-size-asian="12pt" style:font-size-complex="12pt"/>
    </style:style>
    <style:style style:name="T13" style:family="text">
      <style:text-properties fo:font-variant="normal" fo:text-transform="none" fo:color="#000000" loext:opacity="100%" fo:font-size="12pt" fo:letter-spacing="normal" fo:font-style="normal" officeooo:rsid="004a5118" style:font-size-asian="12pt" style:font-size-complex="12pt"/>
    </style:style>
    <style:style style:name="T14" style:family="text">
      <style:text-properties fo:font-variant="normal" fo:text-transform="none" fo:color="#ff0000" loext:opacity="100%" fo:font-size="12pt" fo:letter-spacing="normal" fo:font-style="normal" fo:font-weight="normal" officeooo:rsid="0034599f" style:font-size-asian="12pt" style:font-weight-asian="normal" style:font-size-complex="12pt" style:font-weight-complex="normal"/>
    </style:style>
    <style:style style:name="T15" style:family="text">
      <style:text-properties officeooo:rsid="001cf89f"/>
    </style:style>
    <style:style style:name="T16" style:family="text">
      <style:text-properties officeooo:rsid="001d4aa6"/>
    </style:style>
    <style:style style:name="T17" style:family="text">
      <style:text-properties fo:font-weight="normal" officeooo:rsid="0036df10" style:font-weight-asian="normal" style:font-weight-complex="normal"/>
    </style:style>
    <style:style style:name="T18" style:family="text">
      <style:text-properties officeooo:rsid="00201c8b"/>
    </style:style>
    <style:style style:name="T19" style:family="text">
      <style:text-properties officeooo:rsid="0021ced8"/>
    </style:style>
    <style:style style:name="T20" style:family="text">
      <style:text-properties officeooo:rsid="0022c2c3"/>
    </style:style>
    <style:style style:name="T21" style:family="text">
      <style:text-properties officeooo:rsid="0023bccd"/>
    </style:style>
    <style:style style:name="T22" style:family="text">
      <style:text-properties officeooo:rsid="00258a1b"/>
    </style:style>
    <style:style style:name="T23" style:family="text">
      <style:text-properties officeooo:rsid="0032caa3"/>
    </style:style>
    <style:style style:name="T24" style:family="text">
      <style:text-properties officeooo:rsid="0034599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4599f" style:font-weight-asian="bold" style:font-weight-complex="bold"/>
    </style:style>
    <style:style style:name="T27" style:family="text">
      <style:text-properties fo:font-weight="bold" officeooo:rsid="0058993e" style:font-weight-asian="bold" style:font-weight-complex="bold"/>
    </style:style>
    <style:style style:name="T28" style:family="text">
      <style:text-properties officeooo:rsid="003eea8f"/>
    </style:style>
    <style:style style:name="T29" style:family="text">
      <style:text-properties officeooo:rsid="004086af"/>
    </style:style>
    <style:style style:name="T30" style:family="text">
      <style:text-properties officeooo:rsid="004118e5"/>
    </style:style>
    <style:style style:name="T31" style:family="text">
      <style:text-properties officeooo:rsid="00424b48"/>
    </style:style>
    <style:style style:name="T32" style:family="text">
      <style:text-properties officeooo:rsid="0058993e"/>
    </style:style>
    <style:style style:name="T33" style:family="text">
      <style:text-properties officeooo:rsid="00689f70"/>
    </style:style>
    <style:style style:name="T34" style:family="text">
      <style:text-properties officeooo:rsid="006fe9a0"/>
    </style:style>
    <style:style style:name="T35" style:family="text">
      <style:text-properties style:font-name="GothamPro" fo:font-size="11.25pt"/>
    </style:style>
    <style:style style:name="T36" style:family="text">
      <style:text-properties style:font-name="GothamPro" fo:font-size="11.25pt" officeooo:rsid="007f290a"/>
    </style:style>
    <style:style style:name="T37" style:family="text">
      <style:text-properties style:font-name="GothamPro" fo:font-size="11.25pt" officeooo:rsid="0082a1c6"/>
    </style:style>
    <style:style style:name="T38" style:family="text">
      <style:text-properties fo:color="#000000" loext:opacity="100%" style:font-name="GothamPro" fo:font-size="11.25pt" fo:language="en" fo:country="US" style:font-size-asian="12pt" style:font-weight-asian="normal" style:font-size-complex="12pt" style:font-weight-complex="normal"/>
    </style:style>
    <style:style style:name="T39" style:family="text">
      <style:text-properties fo:color="#000000" loext:opacity="100%" style:font-name="GothamPro" fo:font-size="11.25pt" fo:language="en" fo:country="US" officeooo:rsid="00769e65" style:font-size-asian="12pt" style:font-weight-asian="normal" style:font-size-complex="12pt" style:font-weight-complex="normal"/>
    </style:style>
    <style:style style:name="T40" style:family="text">
      <style:text-properties fo:color="#000000" loext:opacity="100%" style:font-name="GothamPro" fo:font-size="11.25pt" fo:language="en" fo:country="US" officeooo:rsid="00771f3d" style:font-size-asian="12pt" style:font-weight-asian="normal" style:font-size-complex="12pt" style:font-weight-complex="normal"/>
    </style:style>
    <style:style style:name="T41" style:family="text">
      <style:text-properties fo:color="#000000" loext:opacity="100%" style:font-name="GothamPro" fo:font-size="11.25pt" fo:language="en" fo:country="US" officeooo:rsid="007c7532" style:font-size-asian="12pt" style:font-weight-asian="normal" style:font-size-complex="12pt" style:font-weight-complex="normal"/>
    </style:style>
    <style:style style:name="T42" style:family="text">
      <style:text-properties fo:color="#000000" loext:opacity="100%" style:font-name="GothamPro" fo:font-size="11.25pt" fo:language="en" fo:country="US" officeooo:rsid="00849304" style:font-size-asian="12pt" style:font-weight-asian="normal" style:font-size-complex="12pt" style:font-weight-complex="normal"/>
    </style:style>
    <style:style style:name="T43" style:family="text">
      <style:text-properties fo:color="#000000" loext:opacity="100%" style:font-name="GothamPro" fo:font-size="11.25pt" fo:language="en" fo:country="US" officeooo:rsid="00880e4d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rst time dialog</text:p>
      <text:p text:style-name="P4"><text:tab/>U: Hello! Can you move over? I must live the bus on next bus stop.</text:p>
      <text:p text:style-name="P4"><text:tab/>I: <text:span text:style-name="T1">Me too.</text:span></text:p>
      <text:p text:style-name="P5"><text:tab/>U: Are you go to university?</text:p>
      <text:p text:style-name="P5"><text:tab/>I: Yes? I am. What course are you from?</text:p>
      <text:p text:style-name="P5"><text:tab/>U: From first course. From BVT2351. And you?</text:p>
      <text:p text:style-name="P5"><text:tab/>I: Me too. My name is Igor. Whats your Base?</text:p>
      <text:p text:style-name="P5"><text:tab/>U: My name is Uriy. Where are you coming from?</text:p>
      <text:p text:style-name="P5"><text:tab/>I: From district Kotlovka. I've been living here not so long. And you?</text:p>
      <text:p text:style-name="P5"><text:tab/>U: From Vikhino. Where is Kotlovka?</text:p>
      <text:p text:style-name="P5"><text:tab/>I: It is a gr<text:span text:style-name="T28">a</text:span>y line of Moscow undergr<text:span text:style-name="T29">o</text:span>und, south <text:span text:style-name="T2">part. </text:span></text:p>
      <text:p text:style-name="P6"><text:tab/>U: I am <text:span text:style-name="T30">go it</text:span>. Are you work anyway?</text:p>
      <text:p text:style-name="P6"><text:tab/>I: Yes, i work in tec<text:span text:style-name="T31">h</text:span>ni<text:span text:style-name="T31">c</text:span>al support of telecom<text:span text:style-name="T31">m</text:span>unication company.</text:p>
      <text:p text:style-name="P6"><text:tab/>U: Did you study for this job?</text:p>
      <text:p text:style-name="P6"><text:tab/>I: I learnot on the job.</text:p>
      <text:p text:style-name="P6"><text:tab/>U: Wau! I learnet 4 years on the Moscow College of space instrumental building. And it with <text:tab/>honours.</text:p>
      <text:p text:style-name="P6"><text:tab/>I: Wau. Like me! Why you chose this University?</text:p>
      <text:p text:style-name="P6"><text:tab/>U: Becau<text:span text:style-name="T31">s</text:span>e cost of education <text:s/>is low, but they teach well. <text:span text:style-name="T3">I spand </text:span><text:span text:style-name="T4">one</text:span><text:span text:style-name="T3"> hour on the road</text:span></text:p>
      <text:p text:style-name="P6"><text:tab/>I: Me too, nice to meet you.</text:p>
      <text:p text:style-name="P3">Homework</text:p>
      <text:p text:style-name="P7">56, 59, Unit 9 - 12(стр 41) 60, 64 (стр 44. Просто прочитать и попробовать перевести) и сделать упр 65 (там уже писать предложения), <text:span text:style-name="T5">72, 81, 82, 180 (максимально упростить текст так, чтобы его выучить и пересказать). </text:span><text:span text:style-name="T6">Можно еще про свой колледж кратко рассказать. </text:span></text:p>
      <text:p text:style-name="P7">№56</text:p>
      <text:p text:style-name="P11">(to) cost, cost, costing,</text:p>
      <text:p text:style-name="P12">(to) hang, hung, hung,</text:p>
      <text:p text:style-name="P12">(to) think, though, thought,</text:p>
      <text:p text:style-name="P12">(to) eat, <text:span text:style-name="T15">ate, eaten,</text:span></text:p>
      <text:p text:style-name="P13">(to) com<text:span text:style-name="T16">e, came, <text:s/></text:span>com<text:span text:style-name="T16">e,</text:span></text:p>
      <text:p text:style-name="P12">(to) fall, <text:span text:style-name="T18">fell, fallen,</text:span></text:p>
      <text:p text:style-name="P12">(to) feel, <text:span text:style-name="T19">falt, falt,</text:span></text:p>
      <text:p text:style-name="P12">(to) lose, <text:span text:style-name="T20">lost, lost,</text:span></text:p>
      <text:p text:style-name="P12">(to) ring, <text:span text:style-name="T21">rung</text:span></text:p>
      <text:p text:style-name="P12">(to) buil<text:span text:style-name="T22">t, built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8">№59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row>
          <table:table-cell table:style-name="Таблица1.A1" office:value-type="string">
            <text:p text:style-name="P19">I</text:p>
          </table:table-cell>
          <table:table-cell table:style-name="Таблица1.A1" office:value-type="string">
            <text:p text:style-name="P19">II</text:p>
          </table:table-cell>
          <table:table-cell table:style-name="Таблица1.A1" office:value-type="string">
            <text:p text:style-name="P19">III</text:p>
          </table:table-cell>
          <table:table-cell table:style-name="Таблица1.D1" office:value-type="string">
            <text:p text:style-name="P19">IV</text:p>
          </table:table-cell>
        </table:table-row>
        <table:table-row>
          <table:table-cell table:style-name="Таблица1.A2" office:value-type="string">
            <text:p text:style-name="P20">Bend</text:p>
          </table:table-cell>
          <table:table-cell table:style-name="Таблица1.A2" office:value-type="string">
            <text:p text:style-name="P20">Bent</text:p>
          </table:table-cell>
          <table:table-cell table:style-name="Таблица1.A2" office:value-type="string">
            <text:p text:style-name="P20">Bent</text:p>
          </table:table-cell>
          <table:table-cell table:style-name="Таблица1.D2" office:value-type="string">
            <text:p text:style-name="P20">bending</text:p>
          </table:table-cell>
        </table:table-row>
        <table:table-row>
          <table:table-cell table:style-name="Таблица1.A2" office:value-type="string">
            <text:p text:style-name="P21">lean</text:p>
          </table:table-cell>
          <table:table-cell table:style-name="Таблица1.A2" office:value-type="string">
            <text:p text:style-name="P23">Leant</text:p>
          </table:table-cell>
          <table:table-cell table:style-name="Таблица1.A2" office:value-type="string">
            <text:p text:style-name="P23">Leant</text:p>
          </table:table-cell>
          <table:table-cell table:style-name="Таблица1.D2" office:value-type="string">
            <text:p text:style-name="P23">leaning</text:p>
          </table:table-cell>
        </table:table-row>
        <table:table-row>
          <table:table-cell table:style-name="Таблица1.A2" office:value-type="string">
            <text:p text:style-name="P24">hide</text:p>
          </table:table-cell>
          <table:table-cell table:style-name="Таблица1.A2" office:value-type="string">
            <text:p text:style-name="P24">hid</text:p>
          </table:table-cell>
          <table:table-cell table:style-name="Таблица1.A2" office:value-type="string">
            <text:p text:style-name="P21">hidden</text:p>
          </table:table-cell>
          <table:table-cell table:style-name="Таблица1.D2" office:value-type="string">
            <text:p text:style-name="P24">hiding</text:p>
          </table:table-cell>
        </table:table-row>
        <table:table-row>
          <table:table-cell table:style-name="Таблица1.A2" office:value-type="string">
            <text:p text:style-name="P25">lead</text:p>
          </table:table-cell>
          <table:table-cell table:style-name="Таблица1.A2" office:value-type="string">
            <text:p text:style-name="P21">led</text:p>
          </table:table-cell>
          <table:table-cell table:style-name="Таблица1.A2" office:value-type="string">
            <text:p text:style-name="P25">led</text:p>
          </table:table-cell>
          <table:table-cell table:style-name="Таблица1.D2" office:value-type="string">
            <text:p text:style-name="P25">leading</text:p>
          </table:table-cell>
        </table:table-row>
        <table:table-row>
          <table:table-cell table:style-name="Таблица1.A2" office:value-type="string">
            <text:p text:style-name="P26">Hold</text:p>
          </table:table-cell>
          <table:table-cell table:style-name="Таблица1.A2" office:value-type="string">
            <text:p text:style-name="P26">Held</text:p>
          </table:table-cell>
          <table:table-cell table:style-name="Таблица1.A2" office:value-type="string">
            <text:p text:style-name="P26">lend</text:p>
          </table:table-cell>
          <table:table-cell table:style-name="Таблица1.D2" office:value-type="string">
            <text:p text:style-name="P21">holding</text:p>
          </table:table-cell>
        </table:table-row>
        <table:table-row>
          <table:table-cell table:style-name="Таблица1.A2" office:value-type="string">
            <text:p text:style-name="P27">Mistake</text:p>
          </table:table-cell>
          <table:table-cell table:style-name="Таблица1.A2" office:value-type="string">
            <text:p text:style-name="P27">Mistook</text:p>
          </table:table-cell>
          <table:table-cell table:style-name="Таблица1.A2" office:value-type="string">
            <text:p text:style-name="P21">mistaken</text:p>
          </table:table-cell>
          <table:table-cell table:style-name="Таблица1.D2" office:value-type="string">
            <text:p text:style-name="P27">mistaking</text:p>
          </table:table-cell>
        </table:table-row>
        <table:table-row>
          <table:table-cell table:style-name="Таблица1.A2" office:value-type="string">
            <text:p text:style-name="P28">Found</text:p>
          </table:table-cell>
          <table:table-cell table:style-name="Таблица1.A2" office:value-type="string">
            <text:p text:style-name="P21">Found<text:span text:style-name="T23">ed</text:span></text:p>
          </table:table-cell>
          <table:table-cell table:style-name="Таблица1.A2" office:value-type="string">
            <text:p text:style-name="P28">founded</text:p>
          </table:table-cell>
          <table:table-cell table:style-name="Таблица1.D2" office:value-type="string">
            <text:p text:style-name="P28">founding</text:p>
          </table:table-cell>
        </table:table-row>
        <table:table-row>
          <table:table-cell table:style-name="Таблица1.A2" office:value-type="string">
            <text:p text:style-name="P21">chose</text:p>
          </table:table-cell>
          <table:table-cell table:style-name="Таблица1.A2" office:value-type="string">
            <text:p text:style-name="P22">chose</text:p>
          </table:table-cell>
          <table:table-cell table:style-name="Таблица1.A2" office:value-type="string">
            <text:p text:style-name="P28">Chosen</text:p>
          </table:table-cell>
          <table:table-cell table:style-name="Таблица1.D2" office:value-type="string">
            <text:p text:style-name="P28">choosing</text:p>
          </table:table-cell>
        </table:table-row>
        <table:table-row>
          <table:table-cell table:style-name="Таблица1.A2" office:value-type="string">
            <text:p text:style-name="P29">Freeze</text:p>
          </table:table-cell>
          <table:table-cell table:style-name="Таблица1.A2" office:value-type="string">
            <text:p text:style-name="P29">Froze</text:p>
          </table:table-cell>
          <table:table-cell table:style-name="Таблица1.A2" office:value-type="string">
            <text:p text:style-name="P29">Frozen</text:p>
          </table:table-cell>
          <table:table-cell table:style-name="Таблица1.D2" office:value-type="string">
            <text:p text:style-name="P21">freezing</text:p>
          </table:table-cell>
        </table:table-row>
      </table:table>
      <text:p text:style-name="P14"/>
      <text:p text:style-name="P9">№60</text:p>
      <text:p text:style-name="P15"><text:span text:style-name="T24">1. The</text:span> new computer program <text:span text:style-name="T26">has</text:span> a variety of helpful applications.</text:p>
      <text:p text:style-name="P17"><text:span text:style-name="T17">2. </text:span><text:span text:style-name="T7">The new machine </text:span><text:span text:style-name="T9">proceeds</text:span><text:span text:style-name="T14"> </text:span><text:span text:style-name="T7">50 percent more than the previous machine.</text:span></text:p>
      <text:p text:style-name="P18"><text:span text:style-name="T7">3. When the temperature </text:span><text:span text:style-name="T9">rises</text:span><text:span text:style-name="T7"> the metal expands.</text:span></text:p>
      <text:p text:style-name="P18"><text:span text:style-name="T7">4. The broken contact </text:span><text:span text:style-name="T9">causes</text:span><text:span text:style-name="T7"> the heater to be switched on and so the cycle </text:span><text:span text:style-name="T9">starts</text:span><text:span text:style-name="T7"> again.</text:span></text:p>
      <text:p text:style-name="P18"><text:span text:style-name="T7">5. Shape memory alloys </text:span><text:span text:style-name="T9">provide</text:span><text:span text:style-name="T7"> many applications.</text:span></text:p>
      <text:p text:style-name="P18"><text:span text:style-name="T7">6. Silicon </text:span><text:span text:style-name="T10">i</text:span><text:span text:style-name="T9">s</text:span><text:span text:style-name="T7"> the most common element on this planet. </text:span></text:p>
      <text:p text:style-name="P18"><text:span text:style-name="T8">7. </text:span><text:span text:style-name="T7">A transistor </text:span><text:span text:style-name="T9">consists of</text:span><text:span text:style-name="T7"> of two types of silicon.</text:span></text:p>
      <text:p text:style-name="P55"/>
      <text:p text:style-name="P10"><text:span text:style-name="T12">№</text:span><text:span text:style-name="T11">64</text:span></text:p>
      <text:p text:style-name="P56">1. What is the Mason-Dixon line?</text:p>
      <text:p text:style-name="P56">2. Who is Charles Mason?</text:p>
      <text:p text:style-name="P16"><text:span text:style-name="T11">3. </text:span><text:span text:style-name="T13">Who is Jeremiah Dixon?</text:span></text:p>
      <text:p text:style-name="P57">4. In what year did the Mason-Dixon line appear?</text:p>
      <text:p text:style-name="P57">5. Which states are separated by the Mason-Dixon line?</text:p>
      <text:p text:style-name="P58">6. Did the Mason-Dixon line appear before, during, or after the Civil War?</text:p>
      <text:p text:style-name="P59">7. What line do Americans often consider the Mason-Dixon Line?</text:p>
      <text:p text:style-name="P60">8. <text:s/>What resulted in the Mason-Dixon Line?</text:p>
      <text:p text:style-name="P61">9. What was the Mason-Dixon line made of in 1767?</text:p>
      <text:p text:style-name="P62">10. As a result of the border dispute between which states did the Mason-Dixon line appear?</text:p>
      <text:p text:style-name="P65">№65</text:p>
      <text:list xml:id="list3081038649" text:style-name="L1">
        <text:list-item>
          <text:p text:style-name="P77">The best title for this text is “The History of the Mason-Dixon Line”. <text:span text:style-name="T25">This is exactly the story because the text tells not only about the meaning of this line, but also about the history of its origin;</text:span></text:p>
        </text:list-item>
        <text:list-item>
          <text:p text:style-name="P78">Before the Civil War Pennsylvania was a non-slave state. <text:span text:style-name="T25">This can be understood from sentences 1 and 2, which say that the line was on the southern part of Pennsylvania and separated it from the slaveholders</text:span>;</text:p>
        </text:list-item>
        <text:list-item>
          <text:p text:style-name="P78"><text:soft-page-break/>The Mason-Dixon Line appeared because of disagreement about <text:span text:style-name="T32">borders. </text:span><text:span text:style-name="T27">This can be understood from proposition 1, which states that this line separates the states</text:span>;</text:p>
        </text:list-item>
        <text:list-item>
          <text:p text:style-name="P79">The word survey“ means map out. <text:span text:style-name="T25">This can be understood from the penultimate sentence, which says that two scientists examined this place</text:span>;</text:p>
        </text:list-item>
        <text:list-item>
          <text:p text:style-name="P80">They marked the Mason-Dixon Line with pieces of rock. <text:span text:style-name="T25">This can be understood from the last sentence</text:span>.</text:p>
        </text:list-item>
      </text:list>
      <text:p text:style-name="P66">№72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31">Regular activity</text:p>
          </table:table-cell>
          <table:table-cell table:style-name="Таблица2.A1" office:value-type="string">
            <text:p text:style-name="P31">Activity at a certain moment or period of time</text:p>
          </table:table-cell>
          <table:table-cell table:style-name="Таблица2.C1" office:value-type="string">
            <text:p text:style-name="P31">Activity finished by the moment of speech</text:p>
          </table:table-cell>
        </table:table-row>
        <table:table-row>
          <table:table-cell table:style-name="Таблица2.A2" office:value-type="string">
            <text:p text:style-name="P32">Are living</text:p>
          </table:table-cell>
          <table:table-cell table:style-name="Таблица2.A2" office:value-type="string">
            <text:p text:style-name="P37">Help</text:p>
          </table:table-cell>
          <table:table-cell table:style-name="Таблица2.C2" office:value-type="string">
            <text:p text:style-name="P42">Has influenced</text:p>
          </table:table-cell>
        </table:table-row>
        <table:table-row>
          <table:table-cell table:style-name="Таблица2.A2" office:value-type="string">
            <text:p text:style-name="P33">Live</text:p>
          </table:table-cell>
          <table:table-cell table:style-name="Таблица2.A2" office:value-type="string">
            <text:p text:style-name="P38">Means</text:p>
          </table:table-cell>
          <table:table-cell table:style-name="Таблица2.C2" office:value-type="string">
            <text:p text:style-name="P43">Worked were</text:p>
          </table:table-cell>
        </table:table-row>
        <table:table-row>
          <table:table-cell table:style-name="Таблица2.A2" office:value-type="string">
            <text:p text:style-name="P34">Helps</text:p>
          </table:table-cell>
          <table:table-cell table:style-name="Таблица2.A2" office:value-type="string">
            <text:p text:style-name="P38">Get</text:p>
          </table:table-cell>
          <table:table-cell table:style-name="Таблица2.C2" office:value-type="string">
            <text:p text:style-name="P44">Have played</text:p>
          </table:table-cell>
        </table:table-row>
        <table:table-row>
          <table:table-cell table:style-name="Таблица2.A2" office:value-type="string">
            <text:p text:style-name="P35">Is</text:p>
          </table:table-cell>
          <table:table-cell table:style-name="Таблица2.A2" office:value-type="string">
            <text:p text:style-name="P39">smoke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36">Have</text:p>
          </table:table-cell>
          <table:table-cell table:style-name="Таблица2.A2" office:value-type="string">
            <text:p text:style-name="P40">drink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52">will</text:p>
          </table:table-cell>
          <table:table-cell table:style-name="Таблица2.A2" office:value-type="string">
            <text:p text:style-name="P41">Have been <text:span text:style-name="T33">proven</text:span>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52">help</text:p>
          </table:table-cell>
          <table:table-cell table:style-name="Таблица2.A2" office:value-type="string">
            <text:p text:style-name="P45">are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53">remain</text:p>
          </table:table-cell>
          <table:table-cell table:style-name="Таблица2.A2" office:value-type="string">
            <text:p text:style-name="P46">getting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54">will</text:p>
          </table:table-cell>
          <table:table-cell table:style-name="Таблица2.A2" office:value-type="string">
            <text:p text:style-name="P47">Are changing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54">continue</text:p>
          </table:table-cell>
          <table:table-cell table:style-name="Таблица2.A2" office:value-type="string">
            <text:p text:style-name="P48">Are smoking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48">drinking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49"><text:span text:style-name="T34">u</text:span>sed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50">Are holding</text:p>
          </table:table-cell>
          <table:table-cell table:style-name="Таблица2.C2" office:value-type="string">
            <text:p text:style-name="P30"/>
          </table:table-cell>
        </table:table-row>
        <table:table-row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51">mean</text:p>
          </table:table-cell>
          <table:table-cell table:style-name="Таблица2.C2" office:value-type="string">
            <text:p text:style-name="P30"/>
          </table:table-cell>
        </table:table-row>
      </table:table>
      <text:p text:style-name="P63"/>
      <text:p text:style-name="P67">№81</text:p>
      <text:list xml:id="list2609027980" text:style-name="L2">
        <text:list-item>
          <text:p text:style-name="P81">How long has Pierre Curie been working at the Sorbonne?</text:p>
        </text:list-item>
        <text:list-item>
          <text:p text:style-name="P81">Since when did Pierre Curie become a professor of general physics?</text:p>
        </text:list-item>
      </text:list>
      <text:p text:style-name="P68">№82</text:p>
      <text:p text:style-name="P64"><text:span text:style-name="T35">1. By this time next year you will have graduated from the University.</text:span><text:line-break/><text:span text:style-name="T35">2. All last week he was preparing for the examinations.</text:span><text:line-break/><text:span text:style-name="T35">3. That man has been teaching at the University since 1985.</text:span><text:line-break/><text:span text:style-name="T35">4. Water changes into ice when the temperature drops below zero.</text:span><text:line-break/><text:span text:style-name="T35">5. Kindly repeat what you have just said.</text:span><text:line-break/><text:span text:style-name="T35">6. I only succeeded in solving the problem after I had been working on it for several hours.</text:span><text:line-break/><text:span text:style-name="T35">7. He reminded me that we had been classmates at school.</text:span><text:line-break/><text:span text:style-name="T35">8. I heard that you had given up the idea of learning English.</text:span><text:line-break/><text:span text:style-name="T35">9. By the time he was thirty he had become a good engineer.</text:span><text:line-break/><text:span text:style-name="T35">10. My friend went to Moscow last summer and he has been working there since then.</text:span><text:line-break/><text:span text:style-name="T35">11. When I get back they probably will be working at the computer.</text:span><text:line-break/><text:soft-page-break/><text:span text:style-name="T35">12. When I went to the library the next day I found the book exactly where I had left it.</text:span></text:p>
      <text:p text:style-name="P69"><text:span text:style-name="T39">13. I'm sure that </text:span><text:span text:style-name="T40">t</text:span><text:span text:style-name="T35">hey will complete</text:span><text:span text:style-name="T39"> their work by May.</text:span></text:p>
      <text:p text:style-name="P70"><text:span text:style-name="T39">14, At this time tomorrow you </text:span><text:span text:style-name="T35">will</text:span><text:span text:style-name="T39"> take your exam ,</text:span></text:p>
      <text:p text:style-name="P71"><text:span text:style-name="T39">15, She </text:span><text:span text:style-name="T35">will return</text:span><text:span text:style-name="T39"> from the library at 6 o'clock.</text:span></text:p>
      <text:p text:style-name="P82">16. I do not work at 8 o'clock, I (to finish) my work by that time.</text:p>
      <text:p text:style-name="P72"><text:span text:style-name="T39">17. At what time you </text:span><text:span text:style-name="T35">will finish</text:span><text:span text:style-name="T39"> you work?</text:span></text:p>
      <text:p text:style-name="P73"><text:span text:style-name="T39">18, What </text:span><text:span text:style-name="T41">s</text:span><text:span text:style-name="T35">hould you do</text:span><text:span text:style-name="T39"> at 8 o'clock? I should work on my report.</text:span></text:p>
      <text:p text:style-name="P74"><text:span text:style-name="T39">19, </text:span><text:span text:style-name="T35">Does he </text:span><text:span text:style-name="T36">speak</text:span><text:span text:style-name="T39"> French? - Yes, he speaks French quite fluently.</text:span></text:p>
      <text:p text:style-name="P75"><text:span text:style-name="T39">20. Don't go into the classroom. The students </text:span><text:span text:style-name="T35">are writing</text:span><text:span text:style-name="T39"> a test there.</text:span></text:p>
      <text:p text:style-name="P64"><text:span text:style-name="T35">21. The man who stand at the window </text:span><text:span text:style-name="T37">in</text:span><text:span text:style-name="T35"> our English teacher.</text:span></text:p>
      <text:p text:style-name="P76"><text:span text:style-name="T39">22. Where </text:span><text:span text:style-name="T42">is</text:span><text:span text:style-name="T39"> Peter? - He </text:span><text:span text:style-name="T35">has</text:span><text:span text:style-name="T39"> his English lesson. </text:span><text:span text:style-name="T43">I</text:span><text:span text:style-name="T39"> think that he</text:span></text:p>
      <text:p text:style-name="P83"><text:span text:style-name="T39">always </text:span><text:span text:style-name="T35">has</text:span><text:span text:style-name="T39"> it at this hour.</text:span></text:p>
      <text:p text:style-name="P84"><text:span text:style-name="T3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thamPro" svg:font-family="GothamPro, sans-serif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text-properties fo:font-size="75%"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ans1" fo:font-family="'Liberation Sans'" style:font-style-name="Fett" style:font-family-generic="swiss" style:font-pitch="variable" fo:font-size="115%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loext:opacity="100%"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4pt" fo:language="en" fo:country="US" fo:font-weight="bold" officeooo:rsid="000a187b" style:font-size-asian="24pt" style:font-weight-asian="bold" style:font-size-complex="2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Английский язык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9:12:34.935473357</meta:creation-date>
    <dc:date>2023-12-20T19:07:26.021992465</dc:date>
    <meta:editing-duration>PT7H52M42S</meta:editing-duration>
    <meta:editing-cycles>103</meta:editing-cycles>
    <meta:generator>LibreOffice/7.3.7.2$Linux_X86_64 LibreOffice_project/30$Build-2</meta:generator>
    <meta:document-statistic meta:table-count="2" meta:image-count="0" meta:object-count="0" meta:page-count="4" meta:paragraph-count="146" meta:word-count="980" meta:character-count="5210" meta:non-whitespace-character-count="4358"/>
  </office:meta>
</office:document-meta>
</file>